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06cm" svg:stroke-color="#9999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212cm" svg:stroke-color="#5eb91e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1.723cm" fo:min-width="3.66cm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bottom" fo:min-height="0.571cm"/>
    </style:style>
    <style:style style:name="gr6" style:family="graphic" style:parent-style-name="standard">
      <style:graphic-properties draw:stroke="none" svg:stroke-color="#000000" draw:fill="none" draw:fill-color="#ffffff" draw:textarea-vertical-align="bottom" fo:min-height="0.9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style:paragraph-properties fo:text-align="end"/>
      <style:text-properties fo:font-size="12pt" fo:background-color="#fff200" style:font-size-asian="12pt" style:font-size-complex="12pt"/>
    </style:style>
    <style:style style:name="P5" style:family="paragraph">
      <loext:graphic-properties draw:fill="none" draw:fill-color="#ffffff"/>
      <style:paragraph-properties fo:text-align="end"/>
      <style:text-properties fo:font-size="12pt" fo:background-color="#fff200" style:font-size-asian="12pt" style:font-size-complex="12pt"/>
    </style:style>
    <style:style style:name="T1" style:family="text">
      <style:text-properties fo:font-size="12pt" fo:background-color="#fff200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85cm" svg:y1="1.39cm" svg:x2="14.85cm" svg:y2="19.61cm">
          <text:p/>
        </draw:line>
        <draw:line draw:style-name="gr1" draw:text-style-name="P1" draw:layer="layout" svg:x1="1.335cm" svg:y1="10.5cm" svg:x2="28.358cm" svg:y2="10.5cm">
          <text:p/>
        </draw:line>
        <draw:g>
          <draw:g>
            <draw:g>
              <draw:line draw:style-name="gr2" draw:text-style-name="P1" draw:layer="layout" svg:x1="23.781cm" svg:y1="15.231cm" svg:x2="21.959cm" svg:y2="17.053cm">
                <text:p/>
              </draw:line>
              <draw:line draw:style-name="gr2" draw:text-style-name="P1" draw:layer="layout" svg:x1="20.919cm" svg:y1="15.958cm" svg:x2="22.023cm" svg:y2="17.062cm">
                <text:p/>
              </draw:line>
            </draw:g>
            <draw:g>
              <draw:custom-shape draw:style-name="gr3" draw:text-style-name="P3" draw:layer="layout" svg:width="4.212cm" svg:height="2.025cm" svg:x="17.241cm" svg:y="11.938cm">
                <text:p text:style-name="P2">service A</text:p>
                <draw:enhanced-geometry svg:viewBox="0 0 21600 21600" draw:type="rectangle" draw:enhanced-path="M 0 0 L 21600 0 21600 21600 0 21600 0 0 Z N"/>
              </draw:custom-shape>
              <draw:line draw:style-name="gr4" draw:text-style-name="P1" draw:layer="layout" svg:x1="21.409cm" svg:y1="12.923cm" svg:x2="23.413cm" svg:y2="12.923cm">
                <text:p/>
              </draw:line>
              <draw:frame draw:style-name="gr5" draw:text-style-name="P5" draw:layer="layout" svg:width="2.433cm" svg:height="0.821cm" svg:x="19.026cm" svg:y="13.124cm">
                <draw:text-box>
                  <text:p text:style-name="P4"><text:span text:style-name="T1">vN+1</text:span></text:p>
                </draw:text-box>
              </draw:frame>
              <draw:custom-shape draw:style-name="gr3" draw:text-style-name="P3" draw:layer="layout" svg:width="4.212cm" svg:height="2.025cm" svg:x="23.241cm" svg:y="11.938cm">
                <text:p text:style-name="P2">service B</text:p>
                <draw:enhanced-geometry svg:viewBox="0 0 21600 21600" draw:type="rectangle" draw:enhanced-path="M 0 0 L 21600 0 21600 21600 0 21600 0 0 Z N"/>
              </draw:custom-shape>
              <draw:frame draw:style-name="gr5" draw:text-style-name="P5" draw:layer="layout" svg:width="2.336cm" svg:height="0.821cm" svg:x="25.123cm" svg:y="13.125cm">
                <draw:text-box>
                  <text:p text:style-name="P4"><text:span text:style-name="T1">vM+1</text:span></text:p>
                </draw:text-box>
              </draw:frame>
            </draw:g>
          </draw:g>
          <draw:g>
            <draw:g>
              <draw:custom-shape draw:style-name="gr3" draw:text-style-name="P3" draw:layer="layout" svg:width="4.212cm" svg:height="2.025cm" svg:x="17.241cm" svg:y="3.938cm">
                <text:p text:style-name="P2">service A</text:p>
                <draw:enhanced-geometry svg:viewBox="0 0 21600 21600" draw:type="rectangle" draw:enhanced-path="M 0 0 L 21600 0 21600 21600 0 21600 0 0 Z N"/>
              </draw:custom-shape>
              <draw:line draw:style-name="gr4" draw:text-style-name="P1" draw:layer="layout" svg:x1="21.409cm" svg:y1="4.923cm" svg:x2="23.413cm" svg:y2="4.923cm">
                <text:p/>
              </draw:line>
              <draw:frame draw:style-name="gr6" draw:text-style-name="P5" draw:layer="layout" svg:width="1.892cm" svg:height="1.199cm" svg:x="19.567cm" svg:y="4.746cm">
                <draw:text-box>
                  <text:p text:style-name="P4"><text:span text:style-name="T1">vN+1</text:span></text:p>
                </draw:text-box>
              </draw:frame>
              <draw:custom-shape draw:style-name="gr3" draw:text-style-name="P3" draw:layer="layout" svg:width="4.212cm" svg:height="2.025cm" svg:x="23.241cm" svg:y="3.938cm">
                <text:p text:style-name="P2">service B</text:p>
                <draw:enhanced-geometry svg:viewBox="0 0 21600 21600" draw:type="rectangle" draw:enhanced-path="M 0 0 L 21600 0 21600 21600 0 21600 0 0 Z N"/>
              </draw:custom-shape>
              <draw:frame draw:style-name="gr5" draw:text-style-name="P5" draw:layer="layout" svg:width="1.448cm" svg:height="0.821cm" svg:x="26.011cm" svg:y="5.125cm">
                <draw:text-box>
                  <text:p text:style-name="P4"><text:span text:style-name="T1">vM</text:span></text:p>
                </draw:text-box>
              </draw:frame>
            </draw:g>
            <draw:g>
              <draw:line draw:style-name="gr2" draw:text-style-name="P1" draw:layer="layout" svg:x1="23.781cm" svg:y1="7.232cm" svg:x2="21.959cm" svg:y2="9.054cm">
                <text:p/>
              </draw:line>
              <draw:line draw:style-name="gr2" draw:text-style-name="P1" draw:layer="layout" svg:x1="20.919cm" svg:y1="7.959cm" svg:x2="22.023cm" svg:y2="9.063cm">
                <text:p/>
              </draw:line>
            </draw:g>
          </draw:g>
          <draw:g>
            <draw:g>
              <draw:g>
                <draw:custom-shape draw:style-name="gr3" draw:text-style-name="P3" draw:layer="layout" svg:width="4.212cm" svg:height="2.025cm" svg:x="2.241cm" svg:y="11.938cm">
                  <text:p text:style-name="P2">service A</text:p>
                  <draw:enhanced-geometry svg:viewBox="0 0 21600 21600" draw:type="rectangle" draw:enhanced-path="M 0 0 L 21600 0 21600 21600 0 21600 0 0 Z N"/>
                </draw:custom-shape>
                <draw:line draw:style-name="gr4" draw:text-style-name="P1" draw:layer="layout" svg:x1="6.409cm" svg:y1="12.923cm" svg:x2="8.413cm" svg:y2="12.923cm">
                  <text:p/>
                </draw:line>
                <draw:frame draw:style-name="gr5" draw:text-style-name="P5" draw:layer="layout" svg:width="1.448cm" svg:height="0.821cm" svg:x="5.011cm" svg:y="13.124cm">
                  <draw:text-box>
                    <text:p text:style-name="P4"><text:span text:style-name="T1">vN</text:span></text:p>
                  </draw:text-box>
                </draw:frame>
                <draw:custom-shape draw:style-name="gr3" draw:text-style-name="P3" draw:layer="layout" svg:width="4.212cm" svg:height="2.025cm" svg:x="8.241cm" svg:y="11.938cm">
                  <text:p text:style-name="P2">service B</text:p>
                  <draw:enhanced-geometry svg:viewBox="0 0 21600 21600" draw:type="rectangle" draw:enhanced-path="M 0 0 L 21600 0 21600 21600 0 21600 0 0 Z N"/>
                </draw:custom-shape>
                <draw:frame draw:style-name="gr5" draw:text-style-name="P5" draw:layer="layout" svg:width="2.128cm" svg:height="0.821cm" svg:x="10.331cm" svg:y="13.125cm">
                  <draw:text-box>
                    <text:p text:style-name="P4"><text:span text:style-name="T1">vM+1</text:span></text:p>
                  </draw:text-box>
                </draw:frame>
              </draw:g>
              <draw:g>
                <draw:line draw:style-name="gr2" draw:text-style-name="P1" draw:layer="layout" svg:x1="8.781cm" svg:y1="15.232cm" svg:x2="6.959cm" svg:y2="17.054cm">
                  <text:p/>
                </draw:line>
                <draw:line draw:style-name="gr2" draw:text-style-name="P1" draw:layer="layout" svg:x1="5.919cm" svg:y1="15.959cm" svg:x2="7.023cm" svg:y2="17.063cm">
                  <text:p/>
                </draw:line>
              </draw:g>
            </draw:g>
            <draw:g>
              <draw:g>
                <draw:custom-shape draw:style-name="gr3" draw:text-style-name="P3" draw:layer="layout" svg:width="4.212cm" svg:height="2.025cm" svg:x="2.244cm" svg:y="3.938cm">
                  <text:p text:style-name="P2">service A</text:p>
                  <draw:enhanced-geometry svg:viewBox="0 0 21600 21600" draw:type="rectangle" draw:enhanced-path="M 0 0 L 21600 0 21600 21600 0 21600 0 0 Z N"/>
                </draw:custom-shape>
                <draw:line draw:style-name="gr4" draw:text-style-name="P1" draw:layer="layout" svg:x1="6.412cm" svg:y1="4.923cm" svg:x2="8.416cm" svg:y2="4.923cm">
                  <text:p/>
                </draw:line>
                <draw:frame draw:style-name="gr5" draw:text-style-name="P5" draw:layer="layout" svg:width="1.448cm" svg:height="0.821cm" svg:x="5.014cm" svg:y="5.124cm">
                  <draw:text-box>
                    <text:p text:style-name="P4"><text:span text:style-name="T1">vN</text:span></text:p>
                  </draw:text-box>
                </draw:frame>
                <draw:custom-shape draw:style-name="gr3" draw:text-style-name="P3" draw:layer="layout" svg:width="4.212cm" svg:height="2.025cm" svg:x="8.244cm" svg:y="3.938cm">
                  <text:p text:style-name="P2">service B</text:p>
                  <draw:enhanced-geometry svg:viewBox="0 0 21600 21600" draw:type="rectangle" draw:enhanced-path="M 0 0 L 21600 0 21600 21600 0 21600 0 0 Z N"/>
                </draw:custom-shape>
                <draw:frame draw:style-name="gr5" draw:text-style-name="P5" draw:layer="layout" svg:width="1.448cm" svg:height="0.821cm" svg:x="11.014cm" svg:y="5.125cm">
                  <draw:text-box>
                    <text:p text:style-name="P4"><text:span text:style-name="T1">vM</text:span></text:p>
                  </draw:text-box>
                </draw:frame>
              </draw:g>
              <draw:g>
                <draw:line draw:style-name="gr2" draw:text-style-name="P1" draw:layer="layout" svg:x1="8.784cm" svg:y1="7.232cm" svg:x2="6.962cm" svg:y2="9.054cm">
                  <text:p/>
                </draw:line>
                <draw:line draw:style-name="gr2" draw:text-style-name="P1" draw:layer="layout" svg:x1="5.922cm" svg:y1="7.959cm" svg:x2="7.026cm" svg:y2="9.063cm">
                  <text:p/>
                </draw:line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17:06:02.916092271</meta:creation-date>
    <dc:date>2020-01-29T16:25:05.225717462</dc:date>
    <meta:editing-duration>PT6M31S</meta:editing-duration>
    <meta:editing-cycles>1</meta:editing-cycles>
    <meta:document-statistic meta:object-count="44"/>
    <meta:generator>LibreOffice/6.1.5.2$MacOSX_X86_64 LibreOffice_project/90f8dcf33c87b3705e78202e3df5142b201bd805</meta:generator>
  </office:meta>
</office:document-meta>
</file>